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/>
      <text:p text:style-name="P2"/>
      <text:p text:style-name="P3"/>
      <text:p text:style-name="P4">NEWRELIC APM QUARYS</text:p>
      <text:p text:style-name="P5">-------------------</text:p>
      <text:p text:style-name="P6">SELECT sum(apm.service.overview.web * 1000) FROM Metric WHERE tags.apmGroup='cms_dev' FACET `entity.name` LIMIT MAX SINCE 1800 seconds AGO TIMESERIES</text:p>
      <text:p text:style-name="P7"/>
      <text:p text:style-name="P8"/>
      <text:p text:style-name="P9">Newrelic metrics and logs default values changes using below path:</text:p>
      <text:p text:style-name="P10">Cd /etc/newrelic-infra.yaml</text:p>
      <text:p text:style-name="P11"/>
      <text:p text:style-name="P12"/>
      <text:p text:style-name="P13">metrics_process_sample_rate: -1</text:p>
      <text:p text:style-name="P14"/>
      <text:p text:style-name="P15">metrics_system_sample_rate: 60</text:p>
      <text:p text:style-name="P16"/>
      <text:p text:style-name="P17">metrics_storage_sample_rate: 60</text:p>
      <text:p text:style-name="P18"/>
      <text:p text:style-name="P19">metrics_network_sample_rate: 60<text:s text:c="2"/></text:p>
      <text:p text:style-name="P20"/>
      <text:p text:style-name="P21">By default 3sec so we need to changed to 60 sec or as per our requirements.</text:p>
      <text:p text:style-name="P22"/>
      <text:p text:style-name="P23"/>
      <text:p text:style-name="P24">For Newrelic cms all services error logs collection query for 3days.</text:p>
      <text:p text:style-name="P25"/>
      <text:p text:style-name="P26">SELECT `level`, `message`</text:p>
      <text:soft-page-break/>
      <text:p text:style-name="P27">FROM Error</text:p>
      <text:p text:style-name="P28">WHERE `entity.guid` = 'NDE5OTQxOXxBUE18QVBQTElDQVRJT058NTgxOTAxNjEy'</text:p>
      <text:p text:style-name="P29"><text:s text:c="3"/>OR `entity.guids` LIKE '%NDE5OTQxOXxBUE18QVBQTElDQVRJT058NTgxOTAxNjEy%'</text:p>
      <text:p text:style-name="P30"><text:s text:c="3"/>OR `service_name` IN (</text:p>
      <text:p text:style-name="P31"><text:s text:c="7"/>'cms-uat-calculation-service', 'cms-uat-notification-service', 'cms-uat-camunda-service',</text:p>
      <text:p text:style-name="P32"><text:s text:c="7"/>'cms-uat-claimingestion-service', 'cms-uat-fieldservey-service', 'cms-uat-gisservey-service',</text:p>
      <text:p text:style-name="P33"><text:s text:c="7"/>'cms-uat-governmentingestionbatch-service', 'cms-uat-moreoption-service', 'cms-uat-payment-service',</text:p>
      <text:p text:style-name="P34"><text:s text:c="7"/>'cms-uat-QCprocess-service', 'cms-uat-registry-service', 'cms-uat-surveyorandqcmaster-service',</text:p>
      <text:p text:style-name="P35"><text:s text:c="7"/>'cms-uat-validation-service'</text:p>
      <text:p text:style-name="P36"><text:s text:c="3"/>)</text:p>
      <text:p text:style-name="P37"><text:s text:c="3"/>OR `serviceName` IN (</text:p>
      <text:p text:style-name="P38"><text:s text:c="7"/>'cms-uat-calculation-service', 'cms-uat-notification-service', 'cms-uat-camunda-service',</text:p>
      <text:p text:style-name="P39"><text:s text:c="7"/>'cms-uat-claimingestion-service', 'cms-uat-fieldservey-service', 'cms-uat-gisservey-service',</text:p>
      <text:p text:style-name="P40"><text:s text:c="7"/>'cms-uat-governmentingestionbatch-service', 'cms-uat-moreoption-service', 'cms-uat-payment-service',</text:p>
      <text:p text:style-name="P41"><text:s text:c="7"/>'cms-uat-QCprocess-service', 'cms-uat-registry-service', 'cms-uat-surveyorandqcmaster-service',</text:p>
      <text:p text:style-name="P42"><text:s text:c="7"/>'cms-uat-validation-service'</text:p>
      <text:p text:style-name="P43"><text:s text:c="3"/>)</text:p>
      <text:p text:style-name="P44"><text:s text:c="3"/>OR `service.name` IN (</text:p>
      <text:p text:style-name="P45"><text:s text:c="7"/>'cms-uat-calculation-service', 'cms-uat-notification-service', 'cms-uat-camunda-service',</text:p>
      <text:p text:style-name="P46"><text:s text:c="7"/>'cms-uat-claimingestion-service', 'cms-uat-fieldservey-service', 'cms-uat-gisservey-service',</text:p>
      <text:soft-page-break/>
      <text:p text:style-name="P47"><text:s text:c="7"/>'cms-uat-governmentingestionbatch-service', 'cms-uat-moreoption-service', 'cms-uat-payment-service',</text:p>
      <text:p text:style-name="P48"><text:s text:c="7"/>'cms-uat-QCprocess-service', 'cms-uat-registry-service', 'cms-uat-surveyorandqcmaster-service',</text:p>
      <text:p text:style-name="P49"><text:s text:c="7"/>'cms-uat-validation-service'</text:p>
      <text:p text:style-name="P50"><text:s text:c="3"/>)</text:p>
      <text:p text:style-name="P51"><text:s text:c="3"/>OR `entity.name` IN (</text:p>
      <text:p text:style-name="P52"><text:s text:c="7"/>'cms-uat-calculation-service', 'cms-uat-notification-service', 'cms-uat-camunda-service',</text:p>
      <text:p text:style-name="P53"><text:s text:c="7"/>'cms-uat-claimingestion-service', 'cms-uat-fieldservey-service', 'cms-uat-gisservey-service',</text:p>
      <text:p text:style-name="P54"><text:s text:c="7"/>'cms-uat-governmentingestionbatch-service', 'cms-uat-moreoption-service', 'cms-uat-payment-service',</text:p>
      <text:p text:style-name="P55"><text:s text:c="7"/>'cms-uat-QCprocess-service', 'cms-uat-registry-service', 'cms-uat-surveyorandqcmaster-service',</text:p>
      <text:p text:style-name="P56"><text:s text:c="7"/>'cms-uat-validation-service'</text:p>
      <text:p text:style-name="P57"><text:s text:c="3"/>)</text:p>
      <text:p text:style-name="P58">SINCE 3 days ago<text:s/></text:p>
      <text:p text:style-name="Normal"><text:span text:style-name="T59">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12-05T09:13:00Z</meta:creation-date>
    <dc:date>2024-12-05T09:40:00Z</dc:date>
    <meta:template xlink:href="Normal.dotm" xlink:type="simple"/>
    <meta:editing-cycles>2</meta:editing-cycles>
    <meta:editing-duration>PT1620S</meta:editing-duration>
    <meta:user-defined meta:name="MSIP_Label_9d177937-f7cd-4cd9-b37c-43299b5c9bd1_Enabled">true</meta:user-defined>
    <meta:user-defined meta:name="MSIP_Label_9d177937-f7cd-4cd9-b37c-43299b5c9bd1_SetDate">2024-12-05T09:20:13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23c81680-69ec-49d0-8b46-552e2138045c</meta:user-defined>
    <meta:user-defined meta:name="MSIP_Label_9d177937-f7cd-4cd9-b37c-43299b5c9bd1_ContentBits">0</meta:user-defined>
    <meta:document-statistic meta:page-count="3" meta:paragraph-count="5" meta:word-count="409" meta:character-count="2736" meta:row-count="19" meta:non-whitespace-character-count="2332"/>
  </office:meta>
</office:document-meta>
</file>